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51B400007C0600003E03B1DF5B034BC9A8EC.pdf" manifest:media-type="application/pdf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c7b2" officeooo:paragraph-rsid="0014c7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roces: „zakończenie pobytu klienta”</text:p>
      <text:p text:style-name="P1">Klient przychodzi do recepcji, zgłasza chęć zakończenia pobytu, recepcjonista prosi o dane personalne (dokument tożsamości). Recepcjonista wyszukuje dane pobytu, podlicza koszty pobytu. Klient płaci, recepcjonista wystawia paragon/fakturę. Klient oddaje klucz. Recepcjonista odnotowuje fakt oddania klucza.</text:p>
      <text:p text:style-name="P1"/>
      <text:p text:style-name="P1">2. Co się dzieje?</text:p>
      <text:p text:style-name="P1">Zdarzenie „klient zgłasza chęć zakończenia pobytu”</text:p>
      <text:p text:style-name="P1">zadanie „wyszukuje dane pobytu” &lt;= artefakt „dokument tożsamości”</text:p>
      <text:p text:style-name="P1">zadanie „recepcjonista <text:s/>podlicza koszty pobytu”</text:p>
      <text:p text:style-name="P1">zadanie „klient płaci” &lt;= artefakt „paragon/faktura”</text:p>
      <text:p text:style-name="P1">zadanie „ oddanie kluczy” &lt;= „klucz”</text:p>
      <text:p text:style-name="Standard"/>
      <text:p text:style-name="Standard"><draw:frame draw:style-name="fr1" draw:name="Obraz1" text:anchor-type="char" svg:width="17cm" svg:height="8.5cm" draw:z-index="0"><draw:image xlink:href="Pictures/100051B400007C0600003E03B1DF5B034BC9A8EC.pdf" xlink:type="simple" xlink:show="embed" xlink:actuate="onLoad" draw:mime-type="application/pdf"/><draw:image xlink:href="Pictures/100051B400007C0600003E03B1DF5B034BC9A8EC.pdf" xlink:type="simple" xlink:show="embed" xlink:actuate="onLoad" draw:mime-type="application/pdf"/></draw:frame></text:p>
      <text:p text:style-name="Standard"/>
      <text:p text:style-name="P1">3. PU: weryfikacja danych pobytu,</text:p>
      <text:p text:style-name="P1"/>
      <text:p text:style-name="P1"/>
      <text:p text:style-name="P1">PU”podliczenie kosztów”:</text:p>
      <text:p text:style-name="P1"><text:s text:c="5"/>1. Recepcjonista ustala wszystkie koszty pobytu</text:p>
      <text:p text:style-name="P1"><text:s text:c="5"/>2. Recepcjonista sumuje kwotę końcową</text:p>
      <text:p text:style-name="P1"/>
      <text:p text:style-name="P1">PU„płatność”:</text:p>
      <text:p text:style-name="P1">1. </text:p>
      <text:p text:style-name="P1">2. </text:p>
      <text:p text:style-name="P1">3. klient płaci</text:p>
      <text:p text:style-name="P1">4. Recepcjonista wydaje paragon/fakturę</text:p>
      <text:p text:style-name="P1">5. klient oddaje klucze</text:p>
      <text:p text:style-name="P1">6. Recepcjonista odnotowuje zwrot</text:p>
      <text:p text:style-name="P1"/>
      <text:p text:style-name="P1">Uczestnicy: klient, Recepcjonista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6:01:59.667000000</meta:creation-date>
    <dc:date>2023-10-26T16:20:37.301000000</dc:date>
    <meta:editing-duration>PT18M38S</meta:editing-duration>
    <meta:editing-cycles>1</meta:editing-cycles>
    <meta:document-statistic meta:table-count="0" meta:image-count="1" meta:object-count="0" meta:page-count="1" meta:paragraph-count="20" meta:word-count="114" meta:character-count="926" meta:non-whitespace-character-count="818"/>
    <meta:generator>LibreOffice/7.6.2.1$Windows_X86_64 LibreOffice_project/56f7684011345957bbf33a7ee678afaf4d2ba333</meta:generator>
  </office:meta>
</office:document-meta>
</file>